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yleEnhancer/dialog-lb.xml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text/xml" manifest:full-path="Basic/StyleEnhancer/styleenhancer.xml"/>
  <manifest:file-entry manifest:media-type="text/xml" manifest:full-path="Basic/StyleEnhancer/Module1.xml"/>
  <manifest:file-entry manifest:media-type="text/xml" manifest:full-path="Basic/StyleEnhancer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ramondNo8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GaramondNo8" fo:font-size="12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lfio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lfio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fios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5:28:24</meta:creation-date>
    <meta:generator>OpenOffice.org/3.4.1$Unix OpenOffice.org_project/341m1$Build-9593</meta:generator>
    <dc:date>2013-02-16T15:52:10</dc:date>
    <meta:editing-duration>PT12M36S</meta:editing-duration>
    <meta:editing-cycles>7</meta:editing-cycles>
    <meta:document-statistic meta:table-count="0" meta:image-count="0" meta:object-count="0" meta:page-count="1" meta:paragraph-count="0" meta:word-count="0" meta: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tyleEnhancer/Module1.xml><?xml version="1.0" encoding="utf-8"?>
<!DOCTYPE module  PUBLIC '-//OpenOffice.org//DTD OfficeDocument 1.0//EN'  'module.dtd'>
<script:module xmlns:script="http://openoffice.org/2000/script" script:name="Module1" script:language="StarBasic">Option Explicit

sub UpdateDocumentLayout()

  dim theCurrentDocument as Object

  theCurrentDocument = ThisComponent

  theCurrentDocument.reFormat

end sub

function getFirstStringWithGivenStyle()

end function
</script:module>
</file>

<file path=Basic/StyleEnhancer/script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>
  <library:element library:name="Module1"/>
  <library:element library:name="styleenhancer"/>
</library:library>
</file>

<file path=Basic/StyleEnhancer/styleenhancer.xml><?xml version="1.0" encoding="utf-8"?>
<!DOCTYPE module  PUBLIC '-//OpenOffice.org//DTD OfficeDocument 1.0//EN'  'module.dtd'>
<script:module xmlns:script="http://openoffice.org/2000/script" script:name="styleenhancer" script:language="StarBasic">Option Explicit

sub UpdateDocumentLayout()

  dim theCurrentDocument as Object

  theCurrentDocument = ThisComponent

  theCurrentDocument.reFormat

end sub

function getFirstStringWithGivenStyle()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StyleEnhancer/dialog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